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list-style-name="">
      <style:paragraph-properties fo:margin-top="0in" fo:margin-bottom="0in" fo:line-height="100%"/>
    </style:style>
    <style:style style:name="P3" style:family="paragraph" style:parent-style-name="Standard">
      <style:paragraph-properties fo:margin-left="0.25in" fo:margin-right="0in" fo:margin-top="0in" fo:margin-bottom="0in" fo:line-height="100%" fo:text-indent="-0.25in" style:auto-text-indent="false"/>
    </style:style>
    <style:style style:name="P4"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5" style:family="paragraph" style:parent-style-name="Standard" style:list-style-name="">
      <style:paragraph-properties fo:margin-left="0in" fo:margin-right="0in" fo:margin-top="0in" fo:margin-bottom="0in" fo:line-height="100%" style:register-true="true" fo:text-indent="0in" style:auto-text-indent="false"/>
      <style:text-properties fo:color="#000000" style:font-name="Times New Roman" fo:font-size="12pt" style:font-size-asian="12pt" style:font-size-complex="12pt"/>
    </style:style>
    <style:style style:name="P6" style:family="paragraph" style:parent-style-name="Standard" style:list-style-name="">
      <style:paragraph-properties fo:margin-left="0in" fo:margin-right="0in" fo:margin-top="0in" fo:margin-bottom="0in" fo:line-height="100%" style:register-true="true" fo:text-indent="0in" style:auto-text-indent="false" style:text-autospace="none">
        <style:tab-stops/>
      </style:paragraph-properties>
      <style:text-properties fo:color="#000000" style:font-name="Times New Roman" fo:font-size="12pt" style:font-size-asian="12pt" style:font-size-complex="12pt"/>
    </style:style>
    <style:style style:name="P7" style:family="paragraph" style:parent-style-name="Standard" style:list-style-name="L1">
      <style:paragraph-properties fo:margin-left="0in" fo:margin-right="0in" fo:margin-top="0in" fo:margin-bottom="0in" fo:line-height="100%" style:register-true="true" fo:text-indent="0in" style:auto-text-indent="false" style:text-autospace="none">
        <style:tab-stops/>
      </style:paragraph-properties>
      <style:text-properties fo:color="#000000" style:font-name="Times New Roman" fo:font-size="12pt" style:font-size-asian="12pt" style:font-size-complex="12pt"/>
    </style:style>
    <style:style style:name="P8" style:family="paragraph" style:parent-style-name="Standard">
      <style:paragraph-properties fo:margin-left="0in" fo:margin-right="0in" fo:margin-top="0in" fo:margin-bottom="0in" fo:line-height="100%" style:register-true="true" fo:text-indent="0in" style:auto-text-indent="false" style:text-autospace="none">
        <style:tab-stops/>
      </style:paragraph-properties>
      <style:text-properties fo:color="#000000" style:font-name="Times New Roman" fo:font-size="12pt" style:font-size-asian="12pt" style:font-size-complex="12pt"/>
    </style:style>
    <style:style style:name="P9" style:family="paragraph" style:parent-style-name="Standard" style:list-style-name="L2">
      <style:paragraph-properties fo:margin-left="0in" fo:margin-right="0in" fo:margin-top="0in" fo:margin-bottom="0in" fo:line-height="100%" style:register-true="true" fo:text-indent="0in" style:auto-text-indent="false" style:text-autospace="none">
        <style:tab-stops/>
      </style:paragraph-properties>
      <style:text-properties fo:color="#000000" style:font-name="Times New Roman" fo:font-size="12pt" style:font-size-asian="12pt" style:font-size-complex="12pt"/>
    </style:style>
    <style:style style:name="P10" style:family="paragraph" style:parent-style-name="Standard" style:list-style-name="L3">
      <style:paragraph-properties fo:margin-left="0in" fo:margin-right="0in" fo:margin-top="0in" fo:margin-bottom="0in" fo:line-height="100%" style:register-true="true" fo:text-indent="0in" style:auto-text-indent="false" style:text-autospace="none">
        <style:tab-stops/>
      </style:paragraph-properties>
      <style:text-properties fo:color="#000000" style:font-name="Times New Roman" fo:font-size="12pt" style:font-size-asian="12pt" style:font-size-complex="12pt"/>
    </style:style>
    <style:style style:name="P11" style:family="paragraph" style:parent-style-name="No_20_Spacing">
      <style:text-properties style:font-name="Times New Roman" fo:font-size="12pt" style:font-size-asian="12pt" style:font-name-complex="Times New Roman1" style:font-size-complex="12pt"/>
    </style:style>
    <style:style style:name="P12" style:family="paragraph" style:parent-style-name="No_20_Spacing" style:master-page-name="Standard">
      <style:paragraph-properties fo:text-align="center" style:justify-single-word="false"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font-style-complex="italic"/>
    </style:style>
    <style:style style:name="T6" style:family="text">
      <style:text-properties style:font-name-complex="Times New Roman1"/>
    </style:style>
    <style:style style:name="T7" style:family="text">
      <style:text-properties fo:font-style="italic" style:font-name-asian="Georgia" style:font-style-asian="italic" style:font-name-complex="Georgia" style:font-style-complex="italic"/>
    </style:style>
    <style:style style:name="T8" style:family="text">
      <style:text-properties fo:font-style="normal" style:font-name-asian="Georgia" style:font-style-asian="normal" style:font-name-complex="Georgia" style:font-style-complex="normal"/>
    </style:style>
    <style:style style:name="T9" style:family="text">
      <style:text-properties fo:font-style="normal" fo:font-weight="bold" style:font-name-asian="Georgia" style:font-style-asian="normal" style:font-weight-asian="bold" style:font-name-complex="Georgia" style:font-style-complex="normal" style:font-weight-complex="bold"/>
    </style:style>
    <style:style style:name="T10" style:family="text">
      <style:text-properties fo:color="#000000" style:font-name="Times New Roman" fo:font-size="12pt" fo:font-style="normal" style:font-name-asian="Georgia" style:font-size-asian="12pt" style:font-style-asian="normal" style:font-name-complex="Georgia" style:font-size-complex="12pt" style:font-style-complex="normal"/>
    </style:style>
    <text:list-style style:name="L1">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heme of the Longest Psalm</text:span></text:p>
      <text:p text:style-name="P11"/>
      <text:p text:style-name="No_20_Spacing"><text:span text:style-name="T3">Read:</text:span><text:span text:style-name="T2"> Psalm 119:1-16</text:span></text:p>
      <text:p text:style-name="P11"/>
      <text:p text:style-name="P3"><text:span text:style-name="T3">Text:</text:span><text:span text:style-name="T2"> Psalm 119:10 “</text:span><text:span text:style-name="T10">With my whole heart have I sought thee: O let</text:span></text:p>
      <text:p text:style-name="P3"><text:span text:style-name="T10">me not wander from thy commandments.”</text:span></text:p>
      <text:p text:style-name="P4"/>
      <text:h text:style-name="P1" text:outline-level="3"><text:span text:style-name="T3">Introduction:</text:span><text:span text:style-name="T2"> This month I have replaced my daily Bible reading with a study of Psalm 119. Although I have read this chapter any times, I am still amazed at what I have found in this time of study. <text:s/>In the first 11 verses we find 8 different words that represent the OT scriptures.</text:span></text:h>
      <text:h text:style-name="P2" text:outline-level="3"><text:span text:style-name="T2">1. law of the Lord = </text:span><text:span text:style-name="T5">torah<text:tab/><text:tab/></text:span><text:span text:style-name="T2">2. testimonies = </text:span><text:span text:style-name="T5">eduth<text:tab/><text:tab/></text:span></text:h>
      <text:h text:style-name="P2" text:outline-level="3"><text:span text:style-name="T2">3. precepts = </text:span><text:span text:style-name="T5">piqqudim<text:tab/><text:tab/></text:span><text:span text:style-name="T2">4. statutes = </text:span><text:span text:style-name="T5">chuqqah</text:span><text:span text:style-name="T2"> or </text:span><text:span text:style-name="T5">choe</text:span></text:h>
      <text:h text:style-name="P2" text:outline-level="3"><text:span text:style-name="T2">5. commandments = </text:span><text:span text:style-name="T5">mitzvah<text:tab/><text:tab/></text:span><text:span text:style-name="T2">6. judgments = </text:span><text:span text:style-name="T5">mishpat<text:tab/></text:span></text:h>
      <text:h text:style-name="P2" text:outline-level="3"><text:span text:style-name="T2">7. thy word = </text:span><text:span text:style-name="T5">dabar<text:tab/><text:tab/><text:tab/></text:span><text:span text:style-name="T2">8. Thy word = </text:span><text:span text:style-name="T5">imrah</text:span></text:h>
      <text:h text:style-name="P2" text:outline-level="3"><text:span text:style-name="T2"><text:s text:c="2"/>These words are used throughout the entire psalm with only 6 verses that don't have at least one of these words in them. There are 6 verses that contain two of them so that the total number of times, that these words are used, lines up with I per verse or 176 in all. It would seem, therefore, that David placed a strong emphasis on obedience &amp; rever-ence for the written word of God. Look at the contrasts in the first verses:</text:span></text:h>
      <text:h text:style-name="P2" text:outline-level="3"><text:span text:style-name="T2"/></text:h>
      <text:h text:style-name="P2" text:outline-level="3"><text:span text:style-name="T4">I. Undefiled <text:s/>vs <text:s/>Walk in the law of the Lord.</text:span><text:span text:style-name="T2"> This should be a no brainer. How does one become undefiled? He walks in the law of the Lord. It is as simple as asking how does one stay clean? He continually is washing himself.</text:span></text:h>
      <text:h text:style-name="P2" text:outline-level="3"><text:span text:style-name="T2"/></text:h>
      <text:h text:style-name="P5" text:outline-level="3"><text:span text:style-name="T9">II. They that keep His testimonies vs they that seek Him with whole heart.</text:span><text:span text:style-name="T8"> This, on the surface, seems pretty simple as well. If we desire to be obedient we ought to seek Him with the whole heart. It would seem that these two cannot be true separately. I cannot keep His testimonies unless I am seeking Him with all my heart and I cannot seek Him with my whole heart and not obey what He says.</text:span></text:h>
      <text:h text:style-name="P5" text:outline-level="3"><text:span text:style-name="T8"/></text:h>
      <text:list xml:id="list4798190899445234360" text:style-name="L3">
        <text:list-header>
          <text:p text:style-name="P10"><text:span text:style-name="T9">III. They do no iniquity vs they walk in his ways. </text:span><text:span text:style-name="T8">Walking in His ways is the way to guarantee that you are not walking the devil's path. Since God's work is the opposite of satan's then there is no way to walk both paths at the same time. It's time to make a choice!</text:span></text:p>
          <text:p text:style-name="P10"><text:span text:style-name="T8"/></text:p>
        </text:list-header>
      </text:list>
      <text:list xml:id="list7680616919488441144" text:style-name="L1">
        <text:list-header>
          <text:p text:style-name="P7"><text:span text:style-name="T9">IV. God commands vs we obey what He commands.</text:span><text:span text:style-name="T8"> It is in hearing and heeding that our relationship is revealed. </text:span></text:p>
        </text:list-header>
      </text:list>
      <text:p text:style-name="P8"><text:span text:style-name="T8"/></text:p>
      <text:p text:style-name="P8"><text:span text:style-name="T9">V. Don't you wish that obedience came naturally?</text:span><text:span text:style-name="T8"> (vs. 5) Why is it so hard to obey and so easy to ignore what God says?</text:span></text:p>
      <text:p text:style-name="P6"><text:span text:style-name="T8"/></text:p>
      <text:p text:style-name="P6"><text:span text:style-name="T9">VI. Respecting God's law = no shame.</text:span><text:span text:style-name="T8"> (vs - 6) Noah's sons may have been embarrassed as their dad preached and they built the ark but I can assure you that when the rain began to fall they had no shame that they stuck with their dad.</text:span></text:p>
      <text:p text:style-name="P6"><text:span text:style-name="T8"/></text:p>
      <text:list xml:id="list2327350802150961317" text:style-name="L2">
        <text:list-header>
          <text:p text:style-name="P9"><text:span text:style-name="T9">VII. Understanding God's decisions results in Praise for Him.</text:span><text:span text:style-name="T8"> (vs-7) I am a living example of one who makes rash judgments. Have you ever made a quick judgment and later found out that you were wrong? </text:span></text:p>
        </text:list-header>
      </text:list>
      <text:p text:style-name="P8"><text:span text:style-name="T8">I sure have. Once you and I recognize God for who He is and see how right He has been we plead for Him to stay in our lives (vs – 8).</text:span></text:p>
      <text:p text:style-name="P8"><text:span text:style-name="T8"/></text:p>
      <text:p text:style-name="P6"><text:span text:style-name="T9">VIII. There is cleansing in obedience.</text:span><text:span text:style-name="T8"> (vs – 9). “Wherewithal shall a young man cleanse his way? by taking heed </text:span><text:span text:style-name="T7">thereto</text:span><text:span text:style-name="T8"> according to thy word.” Many times thru-out scripture we read about people who were commanded to do some things that made no sense within the context of normal behavior. Abraham and Isaac, Gideon and the 300, Elisha and the priests of Baal, and the man who put clay made from spit on his blind eyes.</text:span></text:p>
      <text:p text:style-name="P6"><text:span text:style-name="T8"/></text:p>
      <text:p text:style-name="P6"><text:span text:style-name="T9">Conclude: </text:span><text:span text:style-name="T8">The text verse says: “With my whole heart have I sought thee: O let me not wander from thy commandments.” Nearly every single verse in this chapter directly references the authority and authenticity of the Scriptures. Nearly every verse praises the power of scripture or is a warning about the judgment that happens when we ignore scripture. The theme of the longest chapter in the Bible is that God's Word is worthy of our attention and requires our obedience.</text:span></text:p>
      <text:p text:style-name="P6"><text:span text:style-name="T8">Let's stand for prayer.</text:span></text:p>
      <text:h text:style-name="P5" text:outline-level="3"><text:span text:style-name="T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6-08-13T16:58:03.18</dc:date>
    <meta:editing-duration>P1DT39M41S</meta:editing-duration>
    <meta:generator>OpenOffice/4.1.2$Win32 OpenOffice.org_project/412m3$Build-9782</meta:generator>
    <meta:document-statistic meta:table-count="0" meta:image-count="0" meta:object-count="0" meta:page-count="1" meta:paragraph-count="21" meta:word-count="698" meta:character-count="36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